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ackage javagui;</text:p>
      <text:p text:style-name="Normal"/>
      <text:p text:style-name="Normal"><text:tab/>import java.awt.*;</text:p>
      <text:p text:style-name="Normal"><text:tab/>import java.awt.event.*;</text:p>
      <text:p text:style-name="Normal"/>
      <text:p text:style-name="Normal"/>
      <text:p text:style-name="Normal"/>
      <text:p text:style-name="Normal"><text:tab/>public class CurrencyConverter extends Frame implements ActionListener {</text:p>
      <text:p text:style-name="Normal"><text:tab/><text:s text:c="4"/>private Label label1;</text:p>
      <text:p text:style-name="Normal"><text:tab/><text:s text:c="4"/>private TextField inputField;</text:p>
      <text:p text:style-name="Normal"><text:tab/><text:s text:c="4"/>private Button toDollarsButton, toRupeesButton, clearButton;</text:p>
      <text:p text:style-name="Normal"/>
      <text:p text:style-name="Normal"><text:tab/><text:s text:c="4"/>public CurrencyConverter() {</text:p>
      <text:p text:style-name="Normal"><text:tab/><text:s text:c="8"/>setTitle("Currency Converter");</text:p>
      <text:p text:style-name="Normal"><text:tab/><text:s text:c="8"/>setSize(350, 150);</text:p>
      <text:p text:style-name="Normal"><text:tab/><text:s text:c="8"/>setLayout(new GridLayout(3, 2, 10, 10)); // Adding spacing between components</text:p>
      <text:p text:style-name="Normal"/>
      <text:p text:style-name="Normal"><text:tab/><text:s text:c="8"/>label1 = new Label("Enter amount in Rupees:");</text:p>
      <text:p text:style-name="Normal"><text:tab/><text:s text:c="8"/>add(label1);</text:p>
      <text:p text:style-name="Normal"/>
      <text:p text:style-name="Normal"><text:tab/><text:s text:c="8"/>inputField = new TextField();</text:p>
      <text:p text:style-name="Normal"><text:tab/><text:s text:c="8"/>add(inputField);</text:p>
      <text:p text:style-name="Normal"/>
      <text:p text:style-name="Normal"><text:tab/><text:s text:c="8"/>toDollarsButton = new Button("To Dollars");</text:p>
      <text:p text:style-name="Normal"><text:tab/><text:s text:c="8"/>toDollarsButton.addActionListener(this);</text:p>
      <text:p text:style-name="Normal"><text:tab/><text:s text:c="8"/>add(toDollarsButton);</text:p>
      <text:p text:style-name="Normal"/>
      <text:p text:style-name="Normal"><text:tab/><text:s text:c="8"/>toRupeesButton = new Button("To Rupees");</text:p>
      <text:p text:style-name="Normal"><text:tab/><text:s text:c="8"/>toRupeesButton.addActionListener(this);</text:p>
      <text:p text:style-name="Normal"><text:tab/><text:s text:c="8"/>add(toRupeesButton);</text:p>
      <text:p text:style-name="Normal"/>
      <text:p text:style-name="Normal"><text:tab/><text:s text:c="8"/>clearButton = new Button("Clear");</text:p>
      <text:p text:style-name="Normal"><text:tab/><text:s text:c="8"/>clearButton.addActionListener(this);</text:p>
      <text:p text:style-name="Normal"><text:tab/><text:s text:c="8"/>add(clearButton);</text:p>
      <text:p text:style-name="Normal"/>
      <text:p text:style-name="Normal"><text:tab/><text:s text:c="8"/>addWindowListener(new WindowAdapter() {</text:p>
      <text:p text:style-name="Normal"><text:tab/><text:s text:c="12"/>public void windowClosing(WindowEvent e) {</text:p>
      <text:p text:style-name="Normal"><text:tab/><text:s text:c="16"/>System.exit(0);</text:p>
      <text:p text:style-name="Normal"><text:tab/><text:s text:c="12"/>}</text:p>
      <text:p text:style-name="Normal"><text:tab/><text:s text:c="8"/>});</text:p>
      <text:p text:style-name="Normal"><text:tab/><text:s text:c="4"/>}</text:p>
      <text:p text:style-name="Normal"/>
      <text:p text:style-name="Normal"><text:tab/><text:s text:c="4"/>public void actionPerformed(ActionEvent e) {</text:p>
      <text:p text:style-name="Normal"><text:tab/><text:s text:c="8"/>if (e.getSource() == toDollarsButton) {</text:p>
      <text:p text:style-name="Normal"><text:tab/><text:s text:c="12"/>try {</text:p>
      <text:p text:style-name="Normal"><text:tab/><text:s text:c="16"/>double rupees = Double.parseDouble(inputField.getText());</text:p>
      <text:p text:style-name="Normal"><text:tab/><text:s text:c="16"/>double dollars = rupees / 73.5; // Assuming 1 USD = 73.5 INR</text:p>
      <text:p text:style-name="Normal"><text:tab/><text:s text:c="16"/>inputField.setText(String.format("%.2f Dollars", dollars));</text:p>
      <text:p text:style-name="Normal"><text:tab/><text:s text:c="12"/>} catch (NumberFormatException ex) {</text:p>
      <text:p text:style-name="Normal"><text:tab/><text:s text:c="16"/>inputField.setText("Invalid input");</text:p>
      <text:p text:style-name="Normal"><text:tab/><text:s text:c="12"/>}</text:p>
      <text:p text:style-name="Normal"><text:tab/><text:s text:c="8"/>} else if (e.getSource() == toRupeesButton) {</text:p>
      <text:p text:style-name="Normal"><text:tab/><text:s text:c="12"/>try {</text:p>
      <text:p text:style-name="Normal"><text:tab/><text:s text:c="16"/>double dollars = Double.parseDouble(inputField.getText());</text:p>
      <text:p text:style-name="Normal"><text:tab/><text:s text:c="16"/>double rupees = dollars * 73.5; // Assuming 1 USD = 73.5 INR</text:p>
      <text:p text:style-name="Normal"><text:tab/><text:s text:c="16"/>inputField.setText(String.format("%.2f Rupees", rupees));</text:p>
      <text:p text:style-name="Normal"><text:tab/><text:s text:c="12"/>} catch (NumberFormatException ex) {</text:p>
      <text:p text:style-name="Normal"><text:tab/><text:s text:c="16"/>inputField.setText("Invalid input");</text:p>
      <text:p text:style-name="Normal"><text:tab/><text:s text:c="12"/>}</text:p>
      <text:p text:style-name="Normal"><text:tab/><text:s text:c="8"/>} else if (e.getSource() == clearButton) {</text:p>
      <text:p text:style-name="Normal"><text:tab/><text:s text:c="12"/>inputField.setText("");</text:p>
      <text:p text:style-name="Normal"><text:tab/><text:s text:c="8"/>}</text:p>
      <text:p text:style-name="Normal"><text:tab/><text:s text:c="4"/>}</text:p>
      <text:p text:style-name="Normal"/>
      <text:p text:style-name="Normal"><text:tab/><text:s text:c="4"/>public static void main(String[] args) {</text:p>
      <text:p text:style-name="Normal"><text:tab/><text:s text:c="8"/>CurrencyConverter frame = new CurrencyConverter();</text:p>
      <text:p text:style-name="Normal"><text:tab/><text:s text:c="8"/>frame.setVisible(true);</text:p>
      <text:p text:style-name="Normal"><text:tab/><text:s text:c="4"/>}</text:p>
      <text:p text:style-name="Normal"><text:tab/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dandi chandra mohan</meta:initial-creator>
    <dc:creator>Addandi chandra mohan</dc:creator>
    <meta:creation-date>2023-08-08T06:06:00Z</meta:creation-date>
    <dc:date>2023-08-08T06:06:00Z</dc:date>
    <meta:template xlink:href="Normal" xlink:type="simple"/>
    <meta:editing-cycles>2</meta:editing-cycles>
    <meta:editing-duration>PT0S</meta:editing-duration>
    <meta:document-statistic meta:page-count="1" meta:paragraph-count="4" meta:word-count="344" meta:character-count="2306" meta:row-count="16" meta:non-whitespace-character-count="1966"/>
  </office:meta>
</office:document-meta>
</file>